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co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otal cycles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68623" calcext:value-type="float">
            <text:p>68623</text:p>
          </table:table-cell>
          <table:table-cell office:value-type="string" calcext:value-type="string">
            <text:p><text:s/>ifeq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]/[.C2])" office:value-type="float" office:value="22874" calcext:value-type="float">
            <text:p>22874</text:p>
          </table:table-cell>
        </table:table-row>
        <table:table-row table:style-name="ro1">
          <table:table-cell office:value-type="float" office:value="64944" calcext:value-type="float">
            <text:p>64944</text:p>
          </table:table-cell>
          <table:table-cell office:value-type="string" calcext:value-type="string">
            <text:p><text:s/>saload <text:s text:c="7"/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3]/[.C3])" office:value-type="float" office:value="16236" calcext:value-type="float">
            <text:p>16236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string" calcext:value-type="string">
            <text:p><text:s/>dup2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]/[.C4])"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43092" calcext:value-type="float">
            <text:p>43092</text:p>
          </table:table-cell>
          <table:table-cell office:value-type="string" calcext:value-type="string">
            <text:p><text:s/>iaload <text:s text:c="7"/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5]/[.C5])"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string" calcext:value-type="string">
            <text:p><text:s/>iastore <text:s text:c="6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6]/[.C6])"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string" calcext:value-type="string">
            <text:p><text:s/>goto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7]/[.C7])" office:value-type="float" office:value="12110" calcext:value-type="float">
            <text:p>12110</text:p>
          </table:table-cell>
        </table:table-row>
        <table:table-row table:style-name="ro1">
          <table:table-cell office:value-type="float" office:value="30978" calcext:value-type="float">
            <text:p>30978</text:p>
          </table:table-cell>
          <table:table-cell office:value-type="string" calcext:value-type="string">
            <text:p><text:s/>invokevirtua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8]/[.C8])"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string" calcext:value-type="string">
            <text:p><text:s/>bipush <text:s text:c="7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9]/[.C9])" office:value-type="float" office:value="15109" calcext:value-type="float">
            <text:p>15109</text:p>
          </table:table-cell>
        </table:table-row>
        <table:table-row table:style-name="ro1">
          <table:table-cell office:value-type="float" office:value="26875" calcext:value-type="float">
            <text:p>26875</text:p>
          </table:table-cell>
          <table:table-cell office:value-type="string" calcext:value-type="string">
            <text:p><text:s/>ldi <text:s text:c="10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10]/[.C10])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24557" calcext:value-type="float">
            <text:p>24557</text:p>
          </table:table-cell>
          <table:table-cell office:value-type="string" calcext:value-type="string">
            <text:p><text:s/>du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1]/[.C11])" office:value-type="float" office:value="24557" calcext:value-type="float">
            <text:p>24557</text:p>
          </table:table-cell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string" calcext:value-type="string">
            <text:p><text:s/>jreturn <text:s text:c="6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/>
          <table:table-cell table:formula="of:=INT([.A12]/[.C12])" office:value-type="float" office:value="10358" calcext:value-type="float">
            <text:p>10358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string" calcext:value-type="string">
            <text:p><text:s/>po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3]/[.C13])"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<text:s/>ian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4]/[.C14])"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string" calcext:value-type="string">
            <text:p><text:s/>swap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5]/[.C15])"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rem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6]/[.C16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div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7]/[.C17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<text:s/>isub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8]/[.C18])"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<text:s/>ixo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9]/[.C19])"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<text:s/>iconst_2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0]/[.C20])"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<text:s/>baload <text:s text:c="7"/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21]/[.C21])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<text:s/>donext <text:s text:c="7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2]/[.C22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<text:s/>iad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3]/[.C23])"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<text:s/>put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4]/[.C24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<text:s/>bastore <text:s text:c="6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5]/[.C25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iconst_1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6]/[.C26])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pushr 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7]/[.C27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if_icmpgt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8]/[.C28]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iflt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9]/[.C29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get <text:s text:c="10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0]/[.C30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po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1]/[.C31]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if_icmplt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2]/[.C32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iconst_m1 <text:s text:c="4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3]/[.C33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iconst_0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4]/[.C34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op2 <text:s text:c="9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5]/[.C35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du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6]/[.C36]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astore <text:s text:c="6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7]/[.C3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iconst_3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8]/[.C38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if_icmpeq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9]/[.C3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imul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0]/[.C4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const_4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1]/[.C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nop <text:s text:c="10"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NT([.A42]/[.C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sh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3]/[.C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or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4]/[.C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const_null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const_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tore_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p_x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p_x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hl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ush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inc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g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g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l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_icmpn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s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table:number-columns-repeated="5"/>
        </table:table-row>
      </table:table>
      <table:table table:name="word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desc</text:p>
          </table:table-cell>
          <table:table-cell table:style-name="ce1" table:number-columns-repeated="1020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<text:s/>same?</text:p>
          </table:table-cell>
          <table:table-cell/>
          <table:table-cell office:value-type="string" calcext:value-type="string">
            <text:p>dictionary search</text:p>
          </table:table-cell>
          <table:table-cell table:number-columns-repeated="1020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emit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type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key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space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pad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/mod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hold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extract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digit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#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id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tr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ign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#s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&lt;#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.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#&gt;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here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arse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token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name?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name&gt;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execute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dup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cr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digit?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do$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."|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ok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w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-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number?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begi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literal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compi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[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?uniqu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over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$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]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th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hea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wor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qui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f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rop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col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gain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$</text:p>
          </table:table-cell>
          <table:table-cell office:value-type="string" calcext:value-type="string">
            <text:p/>
            <text:p/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opcode.A1:opcode.G4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5:41:27.372736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16:27:59.551511013</meta:creation-date>
    <dc:date>2024-01-26T15:44:43.941577824</dc:date>
    <meta:editing-duration>PT21M47S</meta:editing-duration>
    <meta:editing-cycles>4</meta:editing-cycles>
    <meta:generator>LibreOffice/6.4.7.2$Linux_X86_64 LibreOffice_project/40$Build-2</meta:generator>
    <meta:document-statistic meta:table-count="2" meta:cell-count="386" meta:object-count="0"/>
  </office:meta>
</office:document-meta>
</file>